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358" officeooo:paragraph-rsid="001da3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lquer cois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04:48.132176011</meta:creation-date>
    <dc:date>2022-10-19T11:05:35.051863726</dc:date>
    <meta:editing-duration>PT48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3.5.2$Linux_X86_64 LibreOffice_project/30$Build-2</meta:generator>
  </office:meta>
</office:document-meta>
</file>